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m install passport</text:p>
      <text:p text:style-name="Standard">npm install request</text:p>
      <text:p text:style-name="Standard">npm install express</text:p>
      <text:p text:style-name="Standard">npm install passport-facebook</text:p>
      <text:p text:style-name="Standard"/>
      <text:p text:style-name="Standard">mkdir ~/.node_libraries</text:p>
      <text:p text:style-name="Standard">cd ~/.node_libraries</text:p>
      <text:p text:style-name="Standard"><text:s/>git clone https://github.com/visionmedia/node-querystring.git</text:p>
      <text:p text:style-name="Standard">ln -s node-querystring/index.js qs.j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22:02:30</meta:creation-date>
    <dc:date>2013-12-22T22:59:54</dc:date>
    <meta:editing-duration>PT42M13S</meta:editing-duration>
    <meta:editing-cycles>1</meta:editing-cycles>
    <meta:document-statistic meta:table-count="0" meta:image-count="0" meta:object-count="0" meta:page-count="1" meta:paragraph-count="8" meta:word-count="23" meta:character-count="230" meta:non-whitespace-character-count="213"/>
    <meta:generator>LibreOffice/3.5$Linux_X86_64 LibreOffice_project/350m1$Build-2</meta:generator>
  </office:meta>
</office:document-meta>
</file>